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Helvetica Neue" svg:font-family="'Helvetica Neue', Helvetica, Arial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none" fo:font-weight="normal" style:font-weight-asian="normal" style:font-weight-complex="normal"/>
    </style:style>
    <style:style style:name="P2" style:family="paragraph" style:parent-style-name="Standard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P3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Standard">
      <style:text-properties style:text-underline-style="none" fo:font-weight="normal" style:font-weight-asian="normal" style:font-weight-complex="normal"/>
    </style:style>
    <style:style style:name="P5" style:family="paragraph" style:parent-style-name="Standard">
      <style:text-properties fo:font-weight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font-variant="normal" fo:text-transform="none" fo:color="#212529" style:font-name="Helvetica Neue" fo:font-size="9.80000019073486pt" fo:letter-spacing="normal" fo:font-style="normal"/>
    </style:style>
    <style:style style:name="T4" style:family="text">
      <style:text-properties style:text-underline-style="none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<text:tab/><text:tab/><text:tab/><text:tab/><text:span text:style-name="T2">ShopFinderApp Documentation</text:span></text:p>
      <text:p text:style-name="P3"/>
      <text:p text:style-name="P2">Description</text:p>
      <text:p text:style-name="P1"><text:tab/>-This is a Laravel 7 app using MySQL, JavaScript, Ajax, Twitter Bootstrap and Google's <text:tab/>Geolocation API. It can serve as an internal staff management tool as well as a shop branch <text:tab/>finder for mambers of the public.</text:p>
      <text:p text:style-name="P1"><text:tab/>-It is a staff management tool because it makes use of Laravel's Gate feature to implement <text:tab/>roles and privileges on three kinds of users; </text:p>
      <text:p text:style-name="P1"><text:tab/><text:tab/>-i) super-admin user</text:p>
      <text:p text:style-name="P1"><text:tab/><text:tab/>-ii) admin user</text:p>
      <text:p text:style-name="P1"><text:tab/><text:tab/>-iii) user</text:p>
      <text:p text:style-name="P1"/>
      <text:p text:style-name="P2">User roles</text:p>
      <text:p text:style-name="P1"><text:tab/><text:span text:style-name="T1">super-admin </text:span></text:p>
      <text:p text:style-name="P1"><text:tab/><text:tab/>-They can manage shops regardless of who created (owns) them. </text:p>
      <text:p text:style-name="P1"><text:tab/><text:tab/><text:tab/>-Create shops</text:p>
      <text:p text:style-name="P1"><text:tab/><text:tab/><text:tab/>-View shops</text:p>
      <text:p text:style-name="P1"><text:tab/><text:tab/><text:tab/>-Update shops</text:p>
      <text:p text:style-name="P1"><text:tab/><text:tab/><text:tab/>-Delete shops</text:p>
      <text:p text:style-name="P1"><text:tab/><text:tab/>-ONLY a super-admin can view and manage other users (CRUD). This involves <text:tab/><text:tab/><text:tab/>assigning to or removing privileges to users.</text:p>
      <text:p text:style-name="P1"><text:tab/><text:span text:style-name="T1">admin</text:span></text:p>
      <text:p text:style-name="P1"><text:span text:style-name="T1"><text:tab/><text:tab/></text:span>-An admin user can only manage shops that belong to them (CRUD).</text:p>
      <text:p text:style-name="P1"><text:tab/><text:tab/>-They cannot view or manage other users</text:p>
      <text:p text:style-name="P1"/>
      <text:p text:style-name="P1"><text:tab/><text:span text:style-name="T1">user </text:span>(regular users)</text:p>
      <text:p text:style-name="P1"><text:span text:style-name="T1"><text:tab/><text:tab/></text:span>-Can only view but not manage shops just like any other public visitor</text:p>
      <text:p text:style-name="P1"><text:tab/><text:tab/>-They can add shops to their favourite list</text:p>
      <text:p text:style-name="P1"><text:tab/><text:tab/>-Cannot view or manage other users.</text:p>
      <text:p text:style-name="P1"/>
      <text:p text:style-name="P2">Shops</text:p>
      <text:p text:style-name="P1"><text:tab/>Creating</text:p>
      <text:p text:style-name="P1"><text:tab/><text:tab/>-When creating a shop you can upload up to 5 images which are then displayed using <text:tab/><text:tab/><text:tab/>a Bootstrap thumbnail slider, and the awesome Tritter Bootstrap's Blueimp <text:tab/><text:tab/><text:tab/>gallery image slider when clicked upon.</text:p>
      <text:p text:style-name="P1"><text:tab/><text:tab/>-When creating a shop, the shop's geolocation coordinates are automatically detected <text:tab/><text:tab/><text:tab/>from the address you provide, and is then used by internal algorythms to <text:tab/><text:tab/><text:tab/><text:tab/>create<text:tab/>navigation routes to them. </text:p>
      <text:p text:style-name="P1"><text:tab/><text:tab/>-The creator of the shop also known as thew owner, is recorded in the database. I a <text:tab/><text:tab/><text:tab/>real life scenario this could be the manager of the particular shop branch.</text:p>
      <text:p text:style-name="P1"><text:tab/>Viewing </text:p>
      <text:p text:style-name="P1"><text:tab/><text:tab/>-All visitors including users are allowed to view the shops, as that's the idea, to <text:tab/><text:tab/><text:tab/><text:tab/>facilitate easy location of shop branches by members of the public.</text:p>
      <text:p text:style-name="P1"><text:s/><text:tab/><text:tab/>-Use is made of records pagination by Laravel's model <text:span text:style-name="T1">paginate()</text:span> method, and <text:tab/><text:tab/><text:tab/><text:tab/>enhanced by Twitter Bootstrap's page link styling.</text:p>
      <text:p text:style-name="P1"><text:tab/><text:tab/>-Logged in users can add specific shops to their favourites list for easy access later. <text:tab/><text:tab/><text:tab/>This could come in handy to visitors who visit a particular shop frequently. <text:tab/><text:tab/><text:tab/>The feature to generate navigation directions to a random specific (e.g. from <text:tab/><text:tab/><text:tab/><text:tab/>favourites list) shop branch location has not been implemented yet.</text:p>
      <text:p text:style-name="P1"/>
      <text:p text:style-name="P2">Other features</text:p>
      <text:p text:style-name="P1"><text:soft-page-break/><text:tab/>-Visitors are able to view their current location on the map, and see where the app is starting <text:tab/><text:tab/>their navigation from.</text:p>
      <text:p text:style-name="P1"><text:tab/>-Users can also see the specific latitude and longitude geolocation coordinates of where they <text:tab/><text:tab/>currently are.</text:p>
      <text:p text:style-name="P1"><text:tab/>-Wherever they are, users are able to click to be given directions to the shop branch</text:p>
      <text:p text:style-name="P1"><text:tab/><text:tab/>that is nearest to them.</text:p>
      <text:p text:style-name="P1"/>
      <text:p text:style-name="P2">User authentication</text:p>
      <text:p text:style-name="P1"><text:tab/>-Users can register via the app</text:p>
      <text:p text:style-name="P1"><text:tab/>-Users can log in to the system and log out</text:p>
      <text:p text:style-name="P1"><text:tab/>-Users can choose to reset their passwords and get a password reset link emailed to them <text:tab/><text:tab/>through which they can return to the system and change their password. So there is a <text:tab/><text:tab/>full working implementation of email notifications.</text:p>
      <text:p text:style-name="P1"><text:tab/>-Upon registration, users are automatically assigned the role of <text:span text:style-name="T1">user</text:span>, which is a basic/regular <text:tab/><text:tab/>user as described under <text:span text:style-name="T1">User roles </text:span>above.</text:p>
      <text:p text:style-name="P1"><text:span text:style-name="T1"><text:s/><text:tab/></text:span>-ONLY <text:span text:style-name="T1">super-admin </text:span>users can change the role of a user.</text:p>
      <text:p text:style-name="P1"/>
      <text:p text:style-name="P1"><text:tab/>-The app currently has three users:</text:p>
      <text:p text:style-name="P1"><text:tab/><text:tab/>super-user </text:p>
      <text:p text:style-name="P1"><text:tab/><text:tab/><text:tab/>name: Super-admin user</text:p>
      <text:p text:style-name="P5"><text:span text:style-name="T4"><text:tab/><text:tab/><text:tab/>email: </text:span><text:span text:style-name="T3">gustavndamukong@hotmail.com</text:span></text:p>
      <text:p text:style-name="P1"><text:tab/><text:tab/><text:tab/>password: 06111007</text:p>
      <text:p text:style-name="P1"><text:tab/><text:tab/>admin</text:p>
      <text:p text:style-name="P1"><text:tab/><text:tab/><text:tab/>name: John Doe</text:p>
      <text:p text:style-name="P5"><text:span text:style-name="T4"><text:tab/><text:tab/><text:tab/>email: </text:span><text:span text:style-name="T3">john@colon.com</text:span></text:p>
      <text:p text:style-name="P1"><text:tab/><text:tab/><text:tab/>password: 06111007</text:p>
      <text:p text:style-name="P1"><text:tab/><text:tab/>user</text:p>
      <text:p text:style-name="P1"><text:tab/><text:tab/><text:tab/>name: Normal user</text:p>
      <text:p text:style-name="P5"><text:span text:style-name="T4"><text:tab/><text:tab/><text:tab/>email: che</text:span><text:span text:style-name="T3">@colon.com</text:span></text:p>
      <text:p text:style-name="P1"><text:tab/><text:tab/><text:tab/>password: 06111007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Helvetica Neue" svg:font-family="'Helvetica Neue', Helvetica, Arial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Gustav Ndamukong</meta:initial-creator>
    <meta:creation-date>2020-06-09T13:04:20</meta:creation-date>
    <dc:date>2020-06-09T15:33:17</dc:date>
    <dc:creator>Gustav Ndamukong</dc:creator>
    <meta:editing-duration>PT2H4M8S</meta:editing-duration>
    <meta:editing-cycles>7</meta:editing-cycles>
    <meta:generator>OpenOffice/4.1.1$Unix OpenOffice.org_project/411m6$Build-9775</meta:generator>
    <meta:document-statistic meta:table-count="0" meta:image-count="0" meta:object-count="0" meta:page-count="2" meta:paragraph-count="55" meta:word-count="528" meta:character-count="3363"/>
  </office:meta>
</office:document-meta>
</file>